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44pt" style:font-size-asian="44pt" style:font-size-complex="4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150%"/>
      <style:text-properties fo:font-size="12pt" fo:font-weight="bold" style:font-size-asian="12pt" style:font-weight-asian="bold" style:font-size-complex="12pt" style:font-weight-complex="bold"/>
    </style:style>
    <style:style style:name="P4" style:family="paragraph" style:parent-style-name="Standard">
      <style:paragraph-properties fo:line-height="150%"/>
      <style:text-properties fo:font-size="14pt" fo:font-weight="bold" style:font-size-asian="14pt" style:font-weight-asian="bold" style:font-size-complex="14pt" style:font-weight-complex="bold"/>
    </style:style>
    <style:style style:name="P5" style:family="paragraph" style:parent-style-name="Standard">
      <style:paragraph-properties fo:line-height="150%"/>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line-height="150%"/>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line-height="150%"/>
      <style:text-properties fo:font-size="14pt" style:text-underline-style="none" fo:font-weight="bold" style:font-size-asian="14pt" style:font-weight-asian="bold" style:font-size-complex="14pt" style:font-weight-complex="bold"/>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font-size="12pt" style:text-underline-style="none"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tab/><text:tab/><text:tab/>Kelly Lozano</text:p>
      <text:p text:style-name="Standard"><text:tab/><text:tab/><text:tab/><text:tab/><text:tab/><text:tab/><text:tab/><text:tab/><text:tab/><text:tab/><text:tab/><text:tab/>CSC-5</text:p>
      <text:p text:style-name="Standard"><text:tab/><text:tab/><text:tab/><text:tab/><text:tab/><text:tab/><text:tab/><text:tab/><text:tab/><text:tab/><text:tab/><text:tab/>Dr. Lehr</text:p>
      <text:p text:style-name="P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Project 1!</text:p>
      <text:p text:style-name="P1"><text:s text:c="11"/>HANGMAN</text:p>
      <text:p text:style-name="P1"><text:s text:c="2"/>OF THE 31<text:span text:style-name="T1">st</text:span> CENTURY</text:p>
      <text:p text:style-name="P1"/>
      <text:p text:style-name="P1"/>
      <text:p text:style-name="P1"/>
      <text:p text:style-name="P1"/>
      <text:p text:style-name="P1"/>
      <text:p text:style-name="P1"/>
      <text:p text:style-name="P2"/>
      <text:p text:style-name="P2"/>
      <text:p text:style-name="P4"><text:soft-page-break/>Introduction</text:p>
      <text:p text:style-name="P4"/>
      <text:p text:style-name="P3"><text:tab/><text:span text:style-name="T2">Hangman, the game that was prevalent when I was younger, almost forgotten in this age by children and adults alike. It's a fairly simple game: Player 1 takes a word, let's say, “yard” in this case, and writes out underscores equal to the amount of letters the word has. So, for instance, the puzzle would look like this “_ _ _ </text:span><text:span text:style-name="T3">”</text:span><text:span text:style-name="T4"> for the word yard. Then, Player 2 would try and guess the word, letter by letter. Player 2 would ask for a letter, if it's right, Player 1 would write the letter on an underscore, where that letter would be in the word. For instance the letter 'a' would go “_ </text:span><text:span text:style-name="T3">a</text:span><text:span text:style-name="T4"> _ _” in the sequence of words. If Player 2 guesses the word right, Player 2 wins and saves a poor stick figure from being put in such a precarious position. If Player 2 misses a letter, then Player 1 writes a part of the gallows, adding more to it until the stick figure hanging from the gallows is drawn out. This means Player 2 has lost, and the game ends. I ultimately chose this game because I felt, while adding a challenge, I would be able to at least code the most important parts of this game, even though some things, such as keeping track of what letters were already used, so you don't lose more chances if you use a letter more than once, eludes me. </text:span></text:p>
      <text:p text:style-name="P5"/>
      <text:p text:style-name="P7">Summary</text:p>
      <text:p text:style-name="P7"><text:tab/></text:p>
      <text:p text:style-name="P5"><text:tab/>Total Size: 167 Lines</text:p>
      <text:p text:style-name="P5"><text:tab/>Blank Lines: 19</text:p>
      <text:p text:style-name="P5"><text:tab/>Comments: 26 Lines</text:p>
      <text:p text:style-name="P5"><text:tab/>Actual Code: 122 Lines</text:p>
      <text:p text:style-name="P5"/>
      <text:p text:style-name="P5"><text:tab/>Variables: 37 Total</text:p>
      <text:p text:style-name="P5"><text:tab/>Variables: 12 Without Words Used In Game</text:p>
      <text:p text:style-name="P5"><text:tab/></text:p>
      <text:p text:style-name="P5"><text:tab/>Methods: 4 Total</text:p>
      <text:p text:style-name="P5"/>
      <text:p text:style-name="P4"><text:span text:style-name="T5"><text:tab/>This project took me quite some time. I thought I had it all figured out, but this project posed a challenge for me. Luckily I worked through it and got what I could out of it. I had grand plans for this thing, but I couldn't quite make it out, due to personal family affairs. I put in a total of 25 words from Sci Fi and Fantasy genres. I was faced with many problems in the beginning, but knowing what I was </text:span><text:soft-page-break/><text:span text:style-name="T5">capable of allowed me to finish on time with a working program.</text:span></text:p>
      <text:p text:style-name="P7">Pseudo Code</text:p>
      <text:p text:style-name="P6">Initialize</text:p>
      <text:p text:style-name="P6"/>
      <text:p text:style-name="P6">Welcome The User </text:p>
      <text:p text:style-name="P6"/>
      <text:p text:style-name="P6">while number of wrong guesses is less than maximum tries</text:p>
      <text:p text:style-name="P6"><text:tab/>printman first stage</text:p>
      <text:p text:style-name="P6"><text:tab/>Please choose a letter</text:p>
      <text:p text:style-name="P6"><text:tab/>If letter does not equal any known letters of picked word</text:p>
      <text:p text:style-name="P6"><text:tab/>Output that it's the wrong answer</text:p>
      <text:p text:style-name="P6"><text:tab/>Increase the number of wrong answers </text:p>
      <text:p text:style-name="P6"><text:tab/>print next stage of hangman</text:p>
      <text:p text:style-name="P6"><text:tab/>Else</text:p>
      <text:p text:style-name="P6"><text:tab/>Print that the answer was right</text:p>
      <text:p text:style-name="P6"/>
      <text:p text:style-name="P6"><text:tab/>Check to see if user guessed word</text:p>
      <text:p text:style-name="P6"><text:tab/>if the word equals the unknown letters of the word</text:p>
      <text:p text:style-name="P6"><text:tab/>Print that the word was right and exit program</text:p>
      <text:p text:style-name="P6"/>
      <text:p text:style-name="P6">Check to see if user loses</text:p>
      <text:p text:style-name="P6">if number of wrong guesses equals maximum tries</text:p>
      <text:p text:style-name="P6">print final stage of hangman</text:p>
      <text:p text:style-name="P6">print that the user lost as well as the correct 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17:34:30.56</meta:creation-date>
    <dc:date>2014-04-28T18:30:31.47</dc:date>
    <meta:editing-duration>PT51M</meta:editing-duration>
    <meta:editing-cycles>3</meta:editing-cycles>
    <meta:generator>OpenOffice/4.0.1$Win32 OpenOffice.org_project/401m5$Build-9714</meta:generator>
    <meta:document-statistic meta:table-count="0" meta:image-count="0" meta:object-count="0" meta:page-count="3" meta:paragraph-count="38" meta:word-count="492" meta:character-count="2681"/>
  </office:meta>
</office:document-meta>
</file>